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1 [psi]</text:p>
          </table:table-cell>
          <table:table-cell office:value-type="string" calcext:value-type="string">
            <text:p>Pressure 2 [psi]</text:p>
          </table:table-cell>
          <table:table-cell office:value-type="string" calcext:value-type="string">
            <text:p>Pressure 3 [psi]</text:p>
          </table:table-cell>
          <table:table-cell office:value-type="string" calcext:value-type="string">
            <text:p>Pressure AVG [psi]</text:p>
          </table:table-cell>
          <table:table-cell office:value-type="string" calcext:value-type="string">
            <text:p>Distance [in]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685633333333" calcext:value-type="float">
            <text:p>0.2786856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992769907407" calcext:value-type="float">
            <text:p>14.6992769907407</text:p>
          </table:table-cell>
          <table:table-cell table:style-name="ce1" office:value-type="float" office:value="0" calcext:value-type="float">
            <text:p>0</text:p>
          </table:table-cell>
          <table:table-cell table:formula="of:=0.5*[.$F$22]*[.G2]" office:value-type="float" office:value="2.0578987787037" calcext:value-type="float">
            <text:p>2.057898778703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office:value-type="float" office:value="14.6186614583333" calcext:value-type="float">
            <text:p>14.6186614583333</text:p>
          </table:table-cell>
          <table:table-cell table:style-name="ce1" office:value-type="float" office:value="0.175" calcext:value-type="float">
            <text:p>0.175</text:p>
          </table:table-cell>
          <table:table-cell table:formula="of:=[.$F$22]*[.G3]" office:value-type="float" office:value="4.09322520833332" calcext:value-type="float">
            <text:p>4.093225208333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308193833333" calcext:value-type="float">
            <text:p>31.6308193833333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0" calcext:value-type="float">
            <text:p>0</text:p>
          </table:table-cell>
          <table:table-cell office:value-type="float" office:value="14.6179384490741" calcext:value-type="float">
            <text:p>14.6179384490741</text:p>
          </table:table-cell>
          <table:table-cell table:style-name="ce1" office:value-type="float" office:value="0.35" calcext:value-type="float">
            <text:p>0.35</text:p>
          </table:table-cell>
          <table:table-cell table:formula="of:=[.$F$22]*[.G4]" office:value-type="float" office:value="4.09302276574075" calcext:value-type="float">
            <text:p>4.093022765740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office:value-type="float" office:value="14.6186614583333" calcext:value-type="float">
            <text:p>14.6186614583333</text:p>
          </table:table-cell>
          <table:table-cell table:style-name="ce1" office:value-type="float" office:value="0.7" calcext:value-type="float">
            <text:p>0.7</text:p>
          </table:table-cell>
          <table:table-cell table:formula="of:=[.$F$22]*[.G5]" office:value-type="float" office:value="4.09322520833332" calcext:value-type="float">
            <text:p>4.093225208333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office:value-type="float" office:value="14.6222765046296" calcext:value-type="float">
            <text:p>14.6222765046296</text:p>
          </table:table-cell>
          <table:table-cell table:style-name="ce1" office:value-type="float" office:value="1.05" calcext:value-type="float">
            <text:p>1.05</text:p>
          </table:table-cell>
          <table:table-cell table:formula="of:=[.$F$22]*[.G6]" office:value-type="float" office:value="4.09423742129629" calcext:value-type="float">
            <text:p>4.09423742129629</text:p>
          </table:table-cell>
          <table:table-cell table:formula="of:=SUM([.I2:.I11])" office:value-type="float" office:value="36.8661541824074" calcext:value-type="float">
            <text:p>36.86615418240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7.5550005249344" calcext:value-type="float">
            <text:p>17.5550005249344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1.4" calcext:value-type="float">
            <text:p>1.4</text:p>
          </table:table-cell>
          <table:table-cell table:formula="of:=[.$F$22]*[.G7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1.75" calcext:value-type="float">
            <text:p>1.75</text:p>
          </table:table-cell>
          <table:table-cell table:formula="of:=[.$F$22]*[.G8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2.1" calcext:value-type="float">
            <text:p>2.1</text:p>
          </table:table-cell>
          <table:table-cell table:formula="of:=[.$F$22]*[.G9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378212037037" calcext:value-type="float">
            <text:p>14.6378212037037</text:p>
          </table:table-cell>
          <table:table-cell table:style-name="ce1" office:value-type="float" office:value="2.45" calcext:value-type="float">
            <text:p>2.45</text:p>
          </table:table-cell>
          <table:table-cell table:formula="of:=[.$F$22]*[.G10]" office:value-type="float" office:value="4.09858993703704" calcext:value-type="float">
            <text:p>4.09858993703704</text:p>
          </table:table-cell>
          <table:table-cell table:number-columns-repeated="2"/>
          <table:table-cell table:formula="of:=[.J6]-[.J15]" office:value-type="float" office:value="7.70255464341725" calcext:value-type="float">
            <text:p>7.70255464341725</text:p>
          </table:table-cell>
          <table:table-cell office:value-type="string" calcext:value-type="string">
            <text:p>lbf/w</text:p>
          </table:table-cell>
          <table:table-cell office:value-type="string" calcext:value-type="string">
            <text:p>CL</text:p>
          </table:table-cell>
          <table:table-cell table:formula="of:=(2*[.L10]) / ([.B24]*3.5* ([.B27]^2))" office:value-type="float" office:value="77.4753715018677" calcext:value-type="float">
            <text:p>77.4753715018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office:value-type="float" office:value="14.6378212037037" calcext:value-type="float">
            <text:p>14.6378212037037</text:p>
          </table:table-cell>
          <table:table-cell table:style-name="ce1" office:value-type="float" office:value="2.8" calcext:value-type="float">
            <text:p>2.8</text:p>
          </table:table-cell>
          <table:table-cell table:formula="of:=0.5*[.$F$22]*[.G11]" office:value-type="float" office:value="2.04929496851852" calcext:value-type="float">
            <text:p>2.049294968518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8768222166667" calcext:value-type="float">
            <text:p>21.8768222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432437731481" calcext:value-type="float">
            <text:p>14.6432437731481</text:p>
          </table:table-cell>
          <table:table-cell table:style-name="ce2" office:value-type="float" office:value="0.175" calcext:value-type="float">
            <text:p>0.175</text:p>
          </table:table-cell>
          <table:table-cell table:formula="of:=[.G12]*0.5*[.$F$23]" office:value-type="float" office:value="2.0820862239945" calcext:value-type="float">
            <text:p>2.082086223994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0.35" calcext:value-type="float">
            <text:p>0.35</text:p>
          </table:table-cell>
          <table:table-cell table:formula="of:=[.G13]*[.$F$23]" office:value-type="float" office:value="4.16725653436052" calcext:value-type="float">
            <text:p>4.167256534360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0.7" calcext:value-type="float">
            <text:p>0.7</text:p>
          </table:table-cell>
          <table:table-cell table:formula="of:=[.G14]*[.$F$23]" office:value-type="float" office:value="4.16725653436052" calcext:value-type="float">
            <text:p>4.167256534360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05" calcext:value-type="float">
            <text:p>1.05</text:p>
          </table:table-cell>
          <table:table-cell table:formula="of:=[.G15]*[.$F$23]" office:value-type="float" office:value="4.16725653436052" calcext:value-type="float">
            <text:p>4.16725653436052</text:p>
          </table:table-cell>
          <table:table-cell table:formula="of:=SUM([.I12:.I19])" office:value-type="float" office:value="29.1635995389901" calcext:value-type="float">
            <text:p>29.163599538990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4" calcext:value-type="float">
            <text:p>1.4</text:p>
          </table:table-cell>
          <table:table-cell table:formula="of:=[.G16]*[.$F$23]" office:value-type="float" office:value="4.16725653436052" calcext:value-type="float">
            <text:p>4.167256534360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75" calcext:value-type="float">
            <text:p>1.75</text:p>
          </table:table-cell>
          <table:table-cell table:formula="of:=[.G17]*[.$F$23]" office:value-type="float" office:value="4.16725653436052" calcext:value-type="float">
            <text:p>4.167256534360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3932518" calcext:value-type="float">
            <text:p>18.3932518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office:value-type="float" office:value="14.6522813888889" calcext:value-type="float">
            <text:p>14.6522813888889</text:p>
          </table:table-cell>
          <table:table-cell table:style-name="ce2" office:value-type="float" office:value="2.1" calcext:value-type="float">
            <text:p>2.1</text:p>
          </table:table-cell>
          <table:table-cell table:formula="of:=[.G18]*[.$F$23]" office:value-type="float" office:value="4.16674251996528" calcext:value-type="float">
            <text:p>4.1667425199652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.6308193833333" calcext:value-type="float">
            <text:p>31.6308193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179384490741" calcext:value-type="float">
            <text:p>14.6179384490741</text:p>
          </table:table-cell>
          <table:table-cell table:style-name="ce2" office:value-type="float" office:value="2.45" calcext:value-type="float">
            <text:p>2.45</text:p>
          </table:table-cell>
          <table:table-cell table:formula="of:=0.5*[.G19]*[.$F$23]" office:value-type="float" office:value="2.07848812322772" calcext:value-type="float">
            <text:p>2.0784881232277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op 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lta_x</text:p>
          </table:table-cell>
          <table:table-cell table:formula="of:=(MAX([.H2:.H11])-MIN([.H2:.H11])) / (10)" office:value-type="float" office:value="0.28" calcext:value-type="float">
            <text:p>0.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elta_x</text:p>
          </table:table-cell>
          <table:table-cell table:formula="of:=(MAX([.H12:.H19])-MIN([.H12:.H19])) / (8)" office:value-type="float" office:value="0.284375" calcext:value-type="float">
            <text:p>0.28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sity of H2O</text:p>
          </table:table-cell>
          <table:table-cell table:formula="of:=0.00237691/(12^4)" office:value-type="float" office:value="0.0000001146272183642" calcext:value-type="float">
            <text:p>1.14627218364198E-07</text:p>
          </table:table-cell>
          <table:table-cell office:value-type="string" calcext:value-type="string">
            <text:p>lbf*s^2 /in^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ocity </text:p>
          </table:table-cell>
          <table:table-cell table:formula="of:=[.A2]*(5280 * 12 / 3600)" office:value-type="float" office:value="704" calcext:value-type="float">
            <text:p>704</text:p>
          </table:table-cell>
          <table:table-cell office:value-type="string" calcext:value-type="string">
            <text:p>in/s 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34.2626700575737" calcext:value-type="float">
            <text:p>34.2626700575737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m2</text:p>
          </table:table-cell>
          <table:table-cell/>
          <table:table-cell table:formula="of:=(2 * [.B31])/([.B33]*[.B32]*[.B34]^2)" office:value-type="float" office:value="1.96788900199574" calcext:value-type="float">
            <text:p>1.96788900199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kg/m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ocity </text:p>
          </table:table-cell>
          <table:table-cell office:value-type="float" office:value="17.8816" calcext:value-type="float">
            <text:p>17.881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04:27.405917746</meta:creation-date>
    <dc:date>2023-04-29T10:15:26.091568763</dc:date>
    <meta:editing-duration>PT50M28S</meta:editing-duration>
    <meta:editing-cycles>17</meta:editing-cycles>
    <meta:generator>LibreOffice/7.3.7.2$Linux_X86_64 LibreOffice_project/30$Build-2</meta:generator>
    <meta:document-statistic meta:table-count="1" meta:cell-count="206" meta:object-count="0"/>
  </office:meta>
</office:document-meta>
</file>